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23921A868361B8A9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7.25cm" svg:height="22.309cm" svg:x="11.25cm" svg:y="4.191cm">
          <draw:image xlink:href="Pictures/10000201000001900000019023921A868361B8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29:34.089421766</dc:date>
    <meta:editing-duration>PT17M24S</meta:editing-duration>
    <meta:editing-cycles>5</meta:editing-cycles>
    <meta:generator>LibreOffice/7.0.6.2$Linux_X86_64 LibreOffice_project/00$Build-2</meta:generator>
    <meta:document-statistic meta:object-count="7"/>
  </office:meta>
</office:document-meta>
</file>